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544cm" fo:min-width="6.3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3.032cm" svg:y="2.27cm">
          <text:p text:style-name="P1">Somewhere in scripts, a </text:p>
          <text:p text:style-name="P1">call is done</text:p>
          <text:p text:style-name="P1"><text:s/>to install a </text:p>
          <text:p text:style-name="P1">number of apps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1T17:56:09.752988293</meta:creation-date>
    <dc:date>2017-07-01T18:07:05.002787249</dc:date>
    <meta:editing-duration>PT43S</meta:editing-duration>
    <meta:editing-cycles>1</meta:editing-cycles>
    <meta:document-statistic meta:object-count="1"/>
    <meta:generator>LibreOffice/5.1.6.2$Linux_X86_64 LibreOffice_project/10m0$Build-2</meta:generator>
  </office:meta>
</office:document-meta>
</file>